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onsolas" svg:font-family="Consolas"/>
    <style:font-face style:name="Courier New" svg:font-family="'Courier New'"/>
    <style:font-face style:name="Symbol" svg:font-family="Symbol"/>
    <style:font-face style:name="Wingdings" svg:font-family="Wingding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2.52mm" style:rel-width="100%" fo:margin-left="0mm" table:align="left"/>
    </style:style>
    <style:style style:name="Table1.A" style:family="table-column">
      <style:table-column-properties style:column-width="46.27mm" style:rel-column-width="1440*"/>
    </style:style>
    <style:style style:name="Table1.A1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1.B1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1.A2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1.B2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1.A3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1.B3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1.A4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1.B4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1.A5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1.B5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1.A6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1.B6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1.A7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1.B7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1.A8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1.B8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1.A9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1.B9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1.A10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1.B10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1.A11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1.B11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1.A12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1.B12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2" style:family="table">
      <style:table-properties style:width="92.52mm" style:rel-width="100%" fo:margin-left="0mm" table:align="left"/>
    </style:style>
    <style:style style:name="Table2.A" style:family="table-column">
      <style:table-column-properties style:column-width="46.27mm" style:rel-column-width="1440*"/>
    </style:style>
    <style:style style:name="Table2.A1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2.B1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2.A2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2.B2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2.A3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2.B3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2.A4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2.B4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2.A5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2.B5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2.A6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2.B6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2.A7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2.B7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3" style:family="table">
      <style:table-properties style:width="92.52mm" style:rel-width="100%" fo:margin-left="0mm" table:align="left"/>
    </style:style>
    <style:style style:name="Table3.A" style:family="table-column">
      <style:table-column-properties style:column-width="46.27mm" style:rel-column-width="1440*"/>
    </style:style>
    <style:style style:name="Table3.A1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3.B1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3.A2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3.B2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3.A3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3.B3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3.A4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3.B4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4" style:family="table">
      <style:table-properties style:width="92.52mm" style:rel-width="100%" fo:margin-left="0mm" table:align="left"/>
    </style:style>
    <style:style style:name="Table4.A" style:family="table-column">
      <style:table-column-properties style:column-width="46.27mm" style:rel-column-width="1440*"/>
    </style:style>
    <style:style style:name="Table4.A1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4.B1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4.A2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4.B2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4.A3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4.B3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4.A4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Table4.B4" style:family="table-cell">
      <style:table-cell-properties style:vertical-align="top" fo:padding-left="1.91mm" fo:padding-right="1.91mm" fo:padding-top="0mm" fo:padding-bottom="0mm" fo:border="0.5pt solid #000000" fo:wrap-option="wrap"/>
    </style:style>
    <style:style style:name="P1" style:family="paragraph" style:parent-style-name="FencedCode.go">
      <style:text-properties style:text-line-through-style="none" style:text-line-through-type="none" fo:font-size="6pt" fo:font-style="normal" fo:font-weight="normal" style:font-size-asian="10pt" style:font-style-asian="normal" style:font-weight-asian="normal" style:font-size-complex="10pt"/>
    </style:style>
    <style:style style:name="P2" style:family="paragraph" style:parent-style-name="Normal">
      <style:text-properties style:text-line-through-style="none" style:text-line-through-type="none" fo:font-size="7pt" fo:font-style="normal" fo:font-weight="normal" style:font-size-asian="11pt" style:font-style-asian="normal" style:font-weight-asian="normal" style:font-size-complex="11pt"/>
    </style:style>
    <style:style style:name="P3" style:family="paragraph" style:parent-style-name="FencedCode.go" style:list-style-name="LS4">
      <style:text-properties style:text-line-through-style="none" style:text-line-through-type="none" fo:font-size="6pt" fo:font-style="normal" fo:font-weight="normal" style:font-size-asian="10pt" style:font-style-asian="normal" style:font-weight-asian="normal" style:font-size-complex="10pt"/>
    </style:style>
    <style:style style:name="P4" style:family="paragraph" style:parent-style-name="Heading_20_1">
      <style:text-properties style:text-line-through-style="none" style:text-line-through-type="none" fo:font-size="12pt" fo:font-style="normal" fo:font-weight="normal" style:font-size-asian="16pt" style:font-style-asian="normal" style:font-weight-asian="normal" style:font-size-complex="16pt"/>
    </style:style>
    <style:style style:name="P5" style:family="paragraph" style:parent-style-name="Heading_20_1" style:master-page-name="Standard">
      <style:paragraph-properties style:page-number="auto"/>
      <style:text-properties style:text-line-through-style="none" style:text-line-through-type="none" fo:font-size="12pt" fo:font-style="normal" fo:font-weight="normal" style:font-size-asian="16pt" style:font-style-asian="normal" style:font-weight-asian="normal" style:font-size-complex="16pt"/>
    </style:style>
    <style:style style:name="P6" style:family="paragraph" style:parent-style-name="Heading_20_2">
      <style:text-properties style:text-line-through-style="none" style:text-line-through-type="none" fo:font-size="10pt" fo:font-style="normal" fo:font-weight="normal" style:font-size-asian="14pt" style:font-style-asian="normal" style:font-weight-asian="normal" style:font-size-complex="14pt"/>
    </style:style>
    <style:style style:name="P7" style:family="paragraph" style:parent-style-name="Heading_20_3">
      <style:text-properties style:text-line-through-style="none" style:text-line-through-type="none" fo:font-size="9pt" fo:font-style="normal" fo:font-weight="normal" style:font-size-asian="13pt" style:font-style-asian="normal" style:font-weight-asian="normal" style:font-size-complex="13pt"/>
    </style:style>
    <style:style style:name="P8" style:family="paragraph" style:parent-style-name="Heading_20_3">
      <style:paragraph-properties fo:text-align="center" style:justify-single-word="false"/>
      <style:text-properties style:text-line-through-style="none" style:text-line-through-type="none" fo:font-size="9pt" fo:font-style="normal" fo:font-weight="normal" style:font-size-asian="13pt" style:font-style-asian="normal" style:font-weight-asian="normal" style:font-size-complex="13pt"/>
    </style:style>
    <style:style style:name="P9" style:family="paragraph" style:parent-style-name="Heading_20_3">
      <style:paragraph-properties fo:text-align="center" style:justify-single-word="false"/>
    </style:style>
    <style:style style:name="P10" style:family="paragraph" style:parent-style-name="Normal" style:list-style-name="LS1">
      <style:paragraph-properties fo:line-height="100%"/>
      <style:text-properties style:text-line-through-style="none" style:text-line-through-type="none" fo:font-style="normal" fo:font-weight="normal" style:font-style-asian="normal" style:font-weight-asian="normal"/>
    </style:style>
    <style:style style:name="P11" style:family="paragraph" style:parent-style-name="Normal" style:list-style-name="LS2">
      <style:paragraph-properties fo:line-height="100%"/>
      <style:text-properties style:text-line-through-style="none" style:text-line-through-type="none" fo:font-style="normal" fo:font-weight="normal" style:font-style-asian="normal" style:font-weight-asian="normal"/>
    </style:style>
    <style:style style:name="P12" style:family="paragraph" style:parent-style-name="Normal" style:list-style-name="LS2">
      <style:text-properties style:text-line-through-style="none" style:text-line-through-type="none" fo:font-style="normal" fo:font-weight="normal" style:font-style-asian="normal" style:font-weight-asian="normal"/>
    </style:style>
    <style:style style:name="P13" style:family="paragraph" style:parent-style-name="Normal" style:list-style-name="LS2">
      <style:text-properties style:text-line-through-style="none" style:text-line-through-type="none" fo:font-size="7pt" fo:font-style="normal" fo:font-weight="normal" style:font-size-asian="11pt" style:font-style-asian="normal" style:font-weight-asian="normal" style:font-size-complex="11pt"/>
    </style:style>
    <style:style style:name="P14" style:family="paragraph" style:parent-style-name="Normal" style:list-style-name="LS3">
      <style:text-properties style:text-line-through-style="none" style:text-line-through-type="none" fo:font-size="7pt" fo:font-style="normal" fo:font-weight="normal" style:font-size-asian="11pt" style:font-style-asian="normal" style:font-weight-asian="normal" style:font-size-complex="11pt"/>
    </style:style>
    <style:style style:name="T1" style:family="text">
      <style:text-properties style:text-line-through-style="none" style:text-line-through-type="none" fo:font-size="9pt" fo:font-style="normal" fo:font-weight="normal" style:font-size-asian="11pt" style:font-style-asian="normal" style:font-weight-asian="normal" style:font-size-complex="11pt"/>
    </style:style>
    <style:style style:name="T2" style:family="text">
      <style:text-properties style:text-line-through-style="none" style:text-line-through-type="none" fo:font-size="7pt" fo:font-style="normal" fo:font-weight="normal" style:font-size-asian="11pt" style:font-style-asian="normal" style:font-weight-asian="normal" style:font-size-complex="11pt"/>
    </style:style>
    <style:style style:name="T3" style:family="text">
      <style:text-properties style:text-line-through-style="none" style:text-line-through-type="none" fo:font-size="7pt" fo:font-style="normal" fo:font-weight="normal" style:font-size-asian="10pt" style:font-style-asian="normal" style:font-weight-asian="normal" style:font-size-complex="10pt"/>
    </style:style>
    <style:style style:name="T4" style:family="text">
      <style:text-properties style:text-line-through-style="none" style:text-line-through-type="none" fo:font-size="7pt" fo:font-style="normal" fo:font-weight="bold" style:font-size-asian="11pt" style:font-style-asian="normal" style:font-weight-asian="bold" style:font-size-complex="11pt"/>
    </style:style>
    <style:style style:name="T5" style:family="text">
      <style:text-properties style:text-line-through-style="none" style:text-line-through-type="none" fo:font-size="6pt" fo:font-style="normal" fo:font-weight="normal" style:font-size-asian="10pt" style:font-style-asian="normal" style:font-weight-asian="normal" style:font-size-complex="10pt"/>
    </style:style>
    <style:style style:name="T6" style:family="text">
      <style:text-properties fo:font-size="7pt" style:font-size-asian="11pt" style:font-size-complex="11pt"/>
    </style:style>
    <style:style style:name="T7" style:family="text">
      <style:text-properties fo:font-size="6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Go Cheat Sheet</text:h>
      <text:list xml:id="list38" text:style-name="LS2">
        <text:list-item>
          <text:p text:style-name="P13">Imperative language</text:p>
        </text:list-item>
        <text:list-item>
          <text:p text:style-name="P13">Statically typed</text:p>
        </text:list-item>
        <text:list-item>
          <text:p text:style-name="P13">Syntax tokens similar to C (but less parentheses and no semicolons) and the structure to Oberon-2</text:p>
        </text:list-item>
        <text:list-item>
          <text:p text:style-name="P13">Compiles to native code (no JVM)</text:p>
        </text:list-item>
        <text:list-item>
          <text:p text:style-name="P13">No classes, but structs with methods</text:p>
        </text:list-item>
        <text:list-item>
          <text:p text:style-name="P13">Interfaces</text:p>
        </text:list-item>
        <text:list-item>
          <text:p text:style-name="P12"><text:span text:style-name="T6">No implementation inheritance. There's </text:span><text:a xlink:type="simple" xlink:href="http://golang.org/doc/effective%5Fgo.html#embedding" text:style-name="Internet_20_link" text:visited-style-name="Visited_20_Internet_20_Link"><text:span text:style-name="Internet_20_link"><text:span text:style-name="Internet_20_link"><text:span text:style-name="T6">type embedding</text:span></text:span></text:span></text:a><text:span text:style-name="T6">, though.</text:span></text:p>
        </text:list-item>
        <text:list-item>
          <text:p text:style-name="P13">Functions are first class citizens</text:p>
        </text:list-item>
        <text:list-item>
          <text:p text:style-name="P13">Functions can return multiple values</text:p>
        </text:list-item>
        <text:list-item>
          <text:p text:style-name="P13">Has closures</text:p>
        </text:list-item>
        <text:list-item>
          <text:p text:style-name="P13">Pointers, but not pointer arithmetic</text:p>
        </text:list-item>
        <text:list-item>
          <text:p text:style-name="P13">Built-in concurrency primitives: Goroutines and Channels</text:p>
        </text:list-item>
      </text:list>
      <text:h text:style-name="P4" text:outline-level="1">Basic Syntax</text:h>
      <text:h text:style-name="P6" text:outline-level="2">Hello World</text:h>
      <text:p text:style-name="Normal"><text:span text:style-name="T2">File </text:span><text:span text:style-name="InlineCode"><text:span text:style-name="T2">hello.go</text:span></text:span><text:span text:style-name="T2">:</text:span></text:p>
      <text:p text:style-name="P1">package main<text:line-break/><text:line-break/>import "fmt"<text:line-break/><text:line-break/>func main() {<text:line-break/> <text:s text:c="3"/>fmt.Println("Hello Go")<text:line-break/>}</text:p>
      <text:p text:style-name="Normal"><text:span text:style-name="InlineCode"><text:span text:style-name="T3">$ go run hello.go</text:span></text:span></text:p>
      <text:h text:style-name="P6" text:outline-level="2">Operators</text:h>
      <text:h text:style-name="P7" text:outline-level="3">Arithmetic</text:h>
      <table:table table:name="Table1" table:style-name="Table1">
        <table:table-column table:style-name="Table1.A" table:number-columns-repeated="2"/>
        <table:table-row table:style-name="TableLine94813212426816">
          <table:table-cell table:style-name="Table1.A1" office:value-type="string">
            <text:h text:style-name="P8" text:outline-level="3">Operator</text:h>
          </table:table-cell>
          <table:table-cell table:style-name="Table1.B1" office:value-type="string">
            <text:h text:style-name="P8" text:outline-level="3">Description</text:h>
          </table:table-cell>
        </table:table-row>
        <table:table-row table:style-name="TableLine94813212496816">
          <table:table-cell table:style-name="Table1.A2" office:value-type="string">
            <text:h text:style-name="P9" text:outline-level="3"><text:span text:style-name="InlineCode"><text:span text:style-name="T5">+</text:span></text:span></text:h>
          </table:table-cell>
          <table:table-cell table:style-name="Table1.B2" office:value-type="string">
            <text:h text:style-name="P8" text:outline-level="3">addition</text:h>
          </table:table-cell>
        </table:table-row>
        <table:table-row table:style-name="TableLine94813212498224">
          <table:table-cell table:style-name="Table1.A3" office:value-type="string">
            <text:h text:style-name="P9" text:outline-level="3"><text:span text:style-name="InlineCode"><text:span text:style-name="T5">-</text:span></text:span></text:h>
          </table:table-cell>
          <table:table-cell table:style-name="Table1.B3" office:value-type="string">
            <text:h text:style-name="P8" text:outline-level="3">subtraction</text:h>
          </table:table-cell>
        </table:table-row>
        <table:table-row table:style-name="TableLine94813212499344">
          <table:table-cell table:style-name="Table1.A4" office:value-type="string">
            <text:h text:style-name="P9" text:outline-level="3"><text:span text:style-name="InlineCode"><text:span text:style-name="T5">*</text:span></text:span></text:h>
          </table:table-cell>
          <table:table-cell table:style-name="Table1.B4" office:value-type="string">
            <text:h text:style-name="P8" text:outline-level="3">multiplication</text:h>
          </table:table-cell>
        </table:table-row>
        <table:table-row table:style-name="TableLine94813212500992">
          <table:table-cell table:style-name="Table1.A5" office:value-type="string">
            <text:h text:style-name="P9" text:outline-level="3"><text:span text:style-name="InlineCode"><text:span text:style-name="T5">/</text:span></text:span></text:h>
          </table:table-cell>
          <table:table-cell table:style-name="Table1.B5" office:value-type="string">
            <text:h text:style-name="P8" text:outline-level="3">quotient</text:h>
          </table:table-cell>
        </table:table-row>
        <table:table-row table:style-name="TableLine94813212502672">
          <table:table-cell table:style-name="Table1.A6" office:value-type="string">
            <text:h text:style-name="P9" text:outline-level="3"><text:span text:style-name="InlineCode"><text:span text:style-name="T5">%</text:span></text:span></text:h>
          </table:table-cell>
          <table:table-cell table:style-name="Table1.B6" office:value-type="string">
            <text:h text:style-name="P8" text:outline-level="3">remainder</text:h>
          </table:table-cell>
        </table:table-row>
        <table:table-row table:style-name="TableLine94813212504384">
          <table:table-cell table:style-name="Table1.A7" office:value-type="string">
            <text:h text:style-name="P9" text:outline-level="3"><text:span text:style-name="InlineCode"><text:span text:style-name="T5">&amp;</text:span></text:span></text:h>
          </table:table-cell>
          <table:table-cell table:style-name="Table1.B7" office:value-type="string">
            <text:h text:style-name="P8" text:outline-level="3">bitwise and</text:h>
          </table:table-cell>
        </table:table-row>
        <table:table-row table:style-name="TableLine94813212506144">
          <table:table-cell table:style-name="Table1.A8" office:value-type="string">
            <text:h text:style-name="P8" text:outline-level="3">`\</text:h>
          </table:table-cell>
          <table:table-cell table:style-name="Table1.B8" office:value-type="string">
            <text:h text:style-name="P8" text:outline-level="3">`</text:h>
          </table:table-cell>
        </table:table-row>
        <table:table-row table:style-name="TableLine94813212507792">
          <table:table-cell table:style-name="Table1.A9" office:value-type="string">
            <text:h text:style-name="P9" text:outline-level="3"><text:span text:style-name="InlineCode"><text:span text:style-name="T5">^</text:span></text:span></text:h>
          </table:table-cell>
          <table:table-cell table:style-name="Table1.B9" office:value-type="string">
            <text:h text:style-name="P8" text:outline-level="3">bitwise xor</text:h>
          </table:table-cell>
        </table:table-row>
        <table:table-row table:style-name="TableLine94813212509472">
          <table:table-cell table:style-name="Table1.A10" office:value-type="string">
            <text:h text:style-name="P9" text:outline-level="3"><text:span text:style-name="InlineCode"><text:span text:style-name="T5">&amp;^</text:span></text:span></text:h>
          </table:table-cell>
          <table:table-cell table:style-name="Table1.B10" office:value-type="string">
            <text:h text:style-name="P8" text:outline-level="3">bit clear (and not)</text:h>
          </table:table-cell>
        </table:table-row>
        <table:table-row table:style-name="TableLine94813212511232">
          <table:table-cell table:style-name="Table1.A11" office:value-type="string">
            <text:h text:style-name="P9" text:outline-level="3"><text:span text:style-name="InlineCode"><text:span text:style-name="T5">&lt;&lt;</text:span></text:span></text:h>
          </table:table-cell>
          <table:table-cell table:style-name="Table1.B11" office:value-type="string">
            <text:h text:style-name="P8" text:outline-level="3">left shift</text:h>
          </table:table-cell>
        </table:table-row>
        <table:table-row table:style-name="TableLine94813212512992">
          <table:table-cell table:style-name="Table1.A12" office:value-type="string">
            <text:h text:style-name="P9" text:outline-level="3"><text:span text:style-name="InlineCode"><text:span text:style-name="T5">&gt;&gt;</text:span></text:span></text:h>
          </table:table-cell>
          <table:table-cell table:style-name="Table1.B12" office:value-type="string">
            <text:h text:style-name="P8" text:outline-level="3">right shift</text:h>
          </table:table-cell>
        </table:table-row>
      </table:table>
      <text:h text:style-name="P7" text:outline-level="3"/>
      <text:h text:style-name="P7" text:outline-level="3">Comparison</text:h>
      <table:table table:name="Table2" table:style-name="Table2">
        <table:table-column table:style-name="Table2.A" table:number-columns-repeated="2"/>
        <table:table-row table:style-name="TableLine94813212516000">
          <table:table-cell table:style-name="Table2.A1" office:value-type="string">
            <text:h text:style-name="P8" text:outline-level="3">Operator</text:h>
          </table:table-cell>
          <table:table-cell table:style-name="Table2.B1" office:value-type="string">
            <text:h text:style-name="P8" text:outline-level="3">Description</text:h>
          </table:table-cell>
        </table:table-row>
        <table:table-row table:style-name="TableLine94813212538080">
          <table:table-cell table:style-name="Table2.A2" office:value-type="string">
            <text:h text:style-name="P9" text:outline-level="3"><text:span text:style-name="InlineCode"><text:span text:style-name="T5">==</text:span></text:span></text:h>
          </table:table-cell>
          <table:table-cell table:style-name="Table2.B2" office:value-type="string">
            <text:h text:style-name="P8" text:outline-level="3">equal</text:h>
          </table:table-cell>
        </table:table-row>
        <table:table-row table:style-name="TableLine94813212537200">
          <table:table-cell table:style-name="Table2.A3" office:value-type="string">
            <text:h text:style-name="P9" text:outline-level="3"><text:span text:style-name="InlineCode"><text:span text:style-name="T5">!=</text:span></text:span></text:h>
          </table:table-cell>
          <table:table-cell table:style-name="Table2.B3" office:value-type="string">
            <text:h text:style-name="P8" text:outline-level="3">not equal</text:h>
          </table:table-cell>
        </table:table-row>
        <table:table-row table:style-name="TableLine94813212539280">
          <table:table-cell table:style-name="Table2.A4" office:value-type="string">
            <text:h text:style-name="P9" text:outline-level="3"><text:span text:style-name="InlineCode"><text:span text:style-name="T5">&lt;</text:span></text:span></text:h>
          </table:table-cell>
          <table:table-cell table:style-name="Table2.B4" office:value-type="string">
            <text:h text:style-name="P8" text:outline-level="3">less than</text:h>
          </table:table-cell>
        </table:table-row>
        <table:table-row table:style-name="TableLine94813212540832">
          <table:table-cell table:style-name="Table2.A5" office:value-type="string">
            <text:h text:style-name="P9" text:outline-level="3"><text:span text:style-name="InlineCode"><text:span text:style-name="T5">&lt;=</text:span></text:span></text:h>
          </table:table-cell>
          <table:table-cell table:style-name="Table2.B5" office:value-type="string">
            <text:h text:style-name="P8" text:outline-level="3">less than or equal</text:h>
          </table:table-cell>
        </table:table-row>
        <table:table-row table:style-name="TableLine94813212542432">
          <table:table-cell table:style-name="Table2.A6" office:value-type="string">
            <text:h text:style-name="P9" text:outline-level="3"><text:span text:style-name="InlineCode"><text:span text:style-name="T5">&gt;</text:span></text:span></text:h>
          </table:table-cell>
          <table:table-cell table:style-name="Table2.B6" office:value-type="string">
            <text:h text:style-name="P8" text:outline-level="3">greater than</text:h>
          </table:table-cell>
        </table:table-row>
        <table:table-row table:style-name="TableLine94813212544064">
          <table:table-cell table:style-name="Table2.A7" office:value-type="string">
            <text:h text:style-name="P9" text:outline-level="3"><text:span text:style-name="InlineCode"><text:span text:style-name="T5">&gt;=</text:span></text:span></text:h>
          </table:table-cell>
          <table:table-cell table:style-name="Table2.B7" office:value-type="string">
            <text:h text:style-name="P8" text:outline-level="3">greater than or equal</text:h>
          </table:table-cell>
        </table:table-row>
      </table:table>
      <text:h text:style-name="P7" text:outline-level="3"/>
      <text:h text:style-name="P7" text:outline-level="3">Logical</text:h>
      <table:table table:name="Table3" table:style-name="Table3">
        <table:table-column table:style-name="Table3.A" table:number-columns-repeated="2"/>
        <table:table-row table:style-name="TableLine94813212545744">
          <table:table-cell table:style-name="Table3.A1" office:value-type="string">
            <text:h text:style-name="P8" text:outline-level="3">Operator</text:h>
          </table:table-cell>
          <table:table-cell table:style-name="Table3.B1" office:value-type="string">
            <text:h text:style-name="P8" text:outline-level="3">Description</text:h>
          </table:table-cell>
        </table:table-row>
        <table:table-row table:style-name="TableLine94813212557392">
          <table:table-cell table:style-name="Table3.A2" office:value-type="string">
            <text:h text:style-name="P9" text:outline-level="3"><text:span text:style-name="InlineCode"><text:span text:style-name="T5">&amp;&amp;</text:span></text:span></text:h>
          </table:table-cell>
          <table:table-cell table:style-name="Table3.B2" office:value-type="string">
            <text:h text:style-name="P8" text:outline-level="3">logical and</text:h>
          </table:table-cell>
        </table:table-row>
        <table:table-row table:style-name="TableLine94813212559104">
          <table:table-cell table:style-name="Table3.A3" office:value-type="string">
            <text:h text:style-name="P8" text:outline-level="3">`\</text:h>
          </table:table-cell>
          <table:table-cell table:style-name="Table3.B3" office:value-type="string">
            <text:h text:style-name="P8" text:outline-level="3">\</text:h>
          </table:table-cell>
        </table:table-row>
        <table:table-row table:style-name="TableLine94813212560592">
          <table:table-cell table:style-name="Table3.A4" office:value-type="string">
            <text:h text:style-name="P9" text:outline-level="3"><text:span text:style-name="InlineCode"><text:span text:style-name="T5">!</text:span></text:span></text:h>
          </table:table-cell>
          <table:table-cell table:style-name="Table3.B4" office:value-type="string">
            <text:h text:style-name="P8" text:outline-level="3">logical not</text:h>
          </table:table-cell>
        </table:table-row>
      </table:table>
      <text:h text:style-name="P7" text:outline-level="3"/>
      <text:h text:style-name="P7" text:outline-level="3">Other</text:h>
      <table:table table:name="Table4" table:style-name="Table4">
        <table:table-column table:style-name="Table4.A" table:number-columns-repeated="2"/>
        <table:table-row table:style-name="TableLine94813212562240">
          <table:table-cell table:style-name="Table4.A1" office:value-type="string">
            <text:h text:style-name="P8" text:outline-level="3">Operator</text:h>
          </table:table-cell>
          <table:table-cell table:style-name="Table4.B1" office:value-type="string">
            <text:h text:style-name="P8" text:outline-level="3">Description</text:h>
          </table:table-cell>
        </table:table-row>
        <table:table-row table:style-name="TableLine94813212575328">
          <table:table-cell table:style-name="Table4.A2" office:value-type="string">
            <text:h text:style-name="P9" text:outline-level="3"><text:span text:style-name="InlineCode"><text:span text:style-name="T5">&amp;</text:span></text:span></text:h>
          </table:table-cell>
          <table:table-cell table:style-name="Table4.B2" office:value-type="string">
            <text:h text:style-name="P8" text:outline-level="3">address of / create pointer</text:h>
          </table:table-cell>
        </table:table-row>
        <table:table-row table:style-name="TableLine94813212576864">
          <table:table-cell table:style-name="Table4.A3" office:value-type="string">
            <text:h text:style-name="P9" text:outline-level="3"><text:span text:style-name="InlineCode"><text:span text:style-name="T5">*</text:span></text:span></text:h>
          </table:table-cell>
          <table:table-cell table:style-name="Table4.B3" office:value-type="string">
            <text:h text:style-name="P8" text:outline-level="3">dereference pointer</text:h>
          </table:table-cell>
        </table:table-row>
        <table:table-row table:style-name="TableLine94813212578192">
          <table:table-cell table:style-name="Table4.A4" office:value-type="string">
            <text:h text:style-name="P9" text:outline-level="3"><text:span text:style-name="InlineCode"><text:span text:style-name="T5">&lt;-</text:span></text:span></text:h>
          </table:table-cell>
          <table:table-cell table:style-name="Table4.B4" office:value-type="string">
            <text:h text:style-name="P8" text:outline-level="3">send / receive operator (see 'Channels' below)</text:h>
          </table:table-cell>
        </table:table-row>
      </table:table>
      <text:h text:style-name="P7" text:outline-level="3"/>
      <text:h text:style-name="P6" text:outline-level="2">Declarations</text:h>
      <text:p text:style-name="P2">Type goes after identifier!</text:p>
      <text:p text:style-name="P1">var foo int // declaration without initialization<text:line-break/>var foo int = 42 // declaration with initialization<text:line-break/>var foo, bar int = 42, 1302 // declare and init multiple vars at once<text:line-break/>var foo = 42 // type omitted, will be inferred<text:line-break/>foo := 42 // shorthand, only in func bodies, omit var keyword, type is always implicit<text:line-break/>const constant = "This is a constant"<text:line-break/><text:line-break/>// iota can be used for incrementing numbers, starting from 0<text:line-break/>const (<text:line-break/> <text:s text:c="3"/>_ = iota<text:line-break/> <text:s text:c="3"/>a<text:line-break/> <text:s text:c="3"/>b<text:line-break/> <text:s text:c="3"/>c = 1 &lt;&lt; iota<text:line-break/> <text:s text:c="3"/>d<text:line-break/>)<text:line-break/>fmt.Println(a, b) // 1 2 (0 is skipped)<text:line-break/>fmt.Println(c, d) // 8 16 (2^3, 2^4)</text:p>
      <text:h text:style-name="P6" text:outline-level="2">Functions</text:h>
      <text:p text:style-name="P1">// a simple function<text:line-break/>func functionName() {}<text:line-break/><text:line-break/>// function with parameters (again, types go after identifiers)<text:line-break/>func functionName(param1 string, param2 int) {}<text:line-break/><text:line-break/>// multiple parameters of the same type<text:line-break/>func functionName(param1, param2 int) {}<text:line-break/><text:line-break/>// return type declaration<text:line-break/>func functionName() int {<text:line-break/> <text:s text:c="3"/>return 42<text:line-break/>}<text:line-break/><text:line-break/>// Can return multiple values at once<text:line-break/>func returnMulti() (int, string) {<text:line-break/> <text:s text:c="3"/>return 42, "foobar"<text:line-break/>}<text:line-break/>var x, str = returnMulti()<text:line-break/><text:line-break/>// Return multiple named results simply by return<text:line-break/>func returnMulti2() (n int, s string) {<text:line-break/> <text:s text:c="3"/>n = 42<text:line-break/> <text:s text:c="3"/>s = "foobar"<text:line-break/><text:soft-page-break/> <text:s text:c="3"/>// n and s will be returned<text:line-break/> <text:s text:c="3"/>return<text:line-break/>}<text:line-break/>var x, str = returnMulti2()<text:line-break/></text:p>
      <text:h text:style-name="P7" text:outline-level="3">Functions As Values And Closures</text:h>
      <text:p text:style-name="P1">func main() {<text:line-break/> <text:s text:c="3"/>// assign a function to a name<text:line-break/> <text:s text:c="3"/>add := func(a, b int) int {<text:line-break/> <text:s text:c="7"/>return a + b<text:line-break/> <text:s text:c="3"/>}<text:line-break/> <text:s text:c="3"/>// use the name to call the function<text:line-break/> <text:s text:c="3"/>fmt.Println(add(3, 4))<text:line-break/>}<text:line-break/><text:line-break/>// Closures, lexically scoped: Functions can access values that were<text:line-break/>// in scope when defining the function<text:line-break/>func scope() func() int{<text:line-break/> <text:s text:c="3"/>outer_var := 2<text:line-break/> <text:s text:c="3"/>foo := func() int { return outer_var}<text:line-break/> <text:s text:c="3"/>return foo<text:line-break/>}<text:line-break/><text:line-break/>func another_scope() func() int{<text:line-break/> <text:s text:c="3"/>// won't compile because outer_var and foo not defined in this scope<text:line-break/> <text:s text:c="3"/>outer_var = 444<text:line-break/> <text:s text:c="3"/>return foo<text:line-break/>}<text:line-break/><text:line-break/><text:line-break/>// Closures<text:line-break/>func outer() (func() int, int) {<text:line-break/> <text:s text:c="3"/>outer_var := 2<text:line-break/> <text:s text:c="3"/>inner := func() int {<text:line-break/> <text:s text:c="7"/>outer_var += 99 // outer_var from outer scope is mutated.<text:line-break/> <text:s text:c="7"/>return outer_var<text:line-break/> <text:s text:c="3"/>}<text:line-break/> <text:s text:c="3"/>inner()<text:line-break/> <text:s text:c="3"/>return inner, outer_var // return inner func and mutated outer_var 101<text:line-break/>}</text:p>
      <text:h text:style-name="P7" text:outline-level="3">Variadic Functions</text:h>
      <text:p text:style-name="P1">func main() {<text:line-break/> <text:s text:c="3"/>fmt.Println(adder(1, 2, 3)) <text:s text:c="4"/>// 6<text:line-break/> <text:s text:c="3"/>fmt.Println(adder(9, 9)) <text:s text:c="3"/>// 18<text:line-break/><text:line-break/> <text:s text:c="3"/>nums := []int{10, 20, 30}<text:line-break/> <text:s text:c="3"/>fmt.Println(adder(nums...)) <text:s text:c="3"/>// 60<text:line-break/>}<text:line-break/><text:line-break/>// By using ... before the type name of the last parameter you can indicate that it takes zero or more of those parameters.<text:line-break/>// The function is invoked like any other function except we can pass as many arguments as we want.<text:line-break/>func adder(args ...int) int {<text:line-break/> <text:s text:c="3"/>total := 0<text:line-break/> <text:s text:c="3"/>for _, v := range args { // Iterates over the arguments whatever the number.<text:line-break/> <text:s text:c="7"/>total += v<text:line-break/> <text:s text:c="3"/>}<text:line-break/> <text:s text:c="3"/>return total<text:line-break/>}</text:p>
      <text:h text:style-name="P6" text:outline-level="2">Built-in Types</text:h>
      <text:p text:style-name="P1">bool<text:line-break/><text:line-break/>string<text:line-break/><text:line-break/>int <text:s/>int8 <text:s/>int16 <text:s/>int32 <text:s/>int64<text:line-break/>uint uint8 uint16 uint32 uint64 uintptr<text:line-break/><text:line-break/>byte // alias for uint8<text:line-break/><text:line-break/>rune // alias for int32 ~= a character (Unicode code point) - very Viking<text:line-break/><text:line-break/>float32 float64<text:line-break/><text:line-break/>complex64 complex128</text:p>
      <text:p text:style-name="Normal"><text:span text:style-name="T1">All Go's predeclared identifiers are defined in the </text:span><text:a xlink:type="simple" xlink:href="https://golang.org/pkg/builtin/" text:style-name="Internet_20_link" text:visited-style-name="Visited_20_Internet_20_Link"><text:span text:style-name="Internet_20_link"><text:span text:style-name="Internet_20_link"><text:span text:style-name="T2">builtin</text:span></text:span></text:span></text:a><text:span text:style-name="T2"> package.</text:span></text:p>
      <text:h text:style-name="P6" text:outline-level="2">Type Conversions</text:h>
      <text:p text:style-name="P1">var i int = 42<text:line-break/>var f float64 = float64(i)<text:line-break/>var u uint = uint(f)<text:line-break/><text:line-break/>// alternative syntax<text:line-break/>i := 42<text:line-break/>f := float64(i)<text:line-break/>u := uint(f)</text:p>
      <text:h text:style-name="P6" text:outline-level="2">Packages</text:h>
      <text:list xml:id="list50" text:style-name="LS2">
        <text:list-item>
          <text:p text:style-name="P13">Package declaration at top of every source file</text:p>
        </text:list-item>
        <text:list-item>
          <text:p text:style-name="P12"><text:span text:style-name="T6">Executables are in package </text:span><text:span text:style-name="InlineCode"><text:span text:style-name="T7">main</text:span></text:span></text:p>
        </text:list-item>
        <text:list-item>
          <text:p text:style-name="P12"><text:span text:style-name="T6">Convention: package name == last name of import path (import path </text:span><text:span text:style-name="InlineCode"><text:span text:style-name="T7">math/rand</text:span></text:span><text:span text:style-name="T6"> =&gt; package </text:span><text:span text:style-name="InlineCode"><text:span text:style-name="T7">rand</text:span></text:span><text:span text:style-name="T6">)</text:span></text:p>
        </text:list-item>
        <text:list-item>
          <text:p text:style-name="P13">Upper case identifier: exported (visible from other packages)</text:p>
        </text:list-item>
        <text:list-item>
          <text:p text:style-name="P13">Lower case identifier: private (not visible from other packages)</text:p>
        </text:list-item>
      </text:list>
      <text:h text:style-name="P6" text:outline-level="2">Control structures</text:h>
      <text:h text:style-name="P7" text:outline-level="3">If</text:h>
      <text:p text:style-name="P1">func main() {<text:line-break/> <text:s text:c="3"/>// Basic one<text:line-break/> <text:s text:c="3"/>if x &gt; 10 {<text:line-break/> <text:s text:c="7"/>return x<text:line-break/> <text:s text:c="3"/>} else if x == 10 {<text:line-break/> <text:s text:c="7"/>return 10<text:line-break/> <text:s text:c="3"/>} else {<text:line-break/> <text:s text:c="7"/>return -x<text:line-break/> <text:s text:c="3"/>}<text:line-break/><text:line-break/> <text:s text:c="3"/>// You can put one statement before the condition<text:line-break/> <text:s text:c="3"/>if a := b + c; a &lt; 42 {<text:line-break/> <text:s text:c="7"/>return a<text:line-break/> <text:s text:c="3"/>} else {<text:line-break/> <text:s text:c="7"/>return a - 42<text:line-break/> <text:s text:c="3"/>}<text:line-break/><text:line-break/> <text:s text:c="3"/>// Type assertion inside if<text:line-break/> <text:s text:c="3"/>var val interface{} = "foo"<text:line-break/> <text:s text:c="3"/>if str, ok := val.(string); ok {<text:line-break/> <text:s text:c="7"/>fmt.Println(str)<text:line-break/> <text:s text:c="3"/>}<text:line-break/>}</text:p>
      <text:h text:style-name="P7" text:outline-level="3">Loops</text:h>
      <text:p text:style-name="P1"><text:s text:c="4"/>// There's only `for`, no `while`, no `until`<text:line-break/> <text:s text:c="3"/>for i := 1; i &lt; 10; i++ {<text:line-break/> <text:s text:c="3"/>}<text:line-break/> <text:s text:c="3"/>for ; i &lt; 10; <text:s/>{ // while - loop<text:line-break/> <text:s text:c="3"/>}<text:line-break/> <text:s text:c="3"/>for i &lt; 10 <text:s/>{ // you can omit semicolons if there is only a condition<text:line-break/> <text:s text:c="3"/>}<text:line-break/> <text:s text:c="3"/>for { // you can omit the condition ~ while (true)<text:line-break/> <text:s text:c="3"/>}<text:line-break/> <text:s text:c="3"/><text:line-break/> <text:s text:c="3"/>// use break/continue on current loop<text:line-break/> <text:s text:c="3"/>// use break/continue with label on outer loop<text:line-break/>here:<text:line-break/> <text:s text:c="3"/>for i := 0; i &lt; 2; i++ {<text:line-break/> <text:s text:c="7"/>for j := i + 1; j &lt; 3; j++ {<text:line-break/> <text:s text:c="11"/>if i == 0 {<text:line-break/> <text:s text:c="15"/>continue here<text:line-break/> <text:s text:c="11"/>}<text:line-break/> <text:s text:c="11"/>fmt.Println(j)<text:line-break/> <text:s text:c="11"/>if j == 2 {<text:line-break/> <text:s text:c="15"/>break<text:line-break/> <text:s text:c="11"/>}<text:line-break/> <text:s text:c="7"/>}<text:line-break/> <text:s text:c="3"/>}<text:line-break/><text:line-break/>there:<text:line-break/> <text:s text:c="3"/>for i := 0; i &lt; 2; i++ {<text:line-break/> <text:s text:c="7"/>for j := i + 1; j &lt; 3; j++ {<text:line-break/> <text:s text:c="11"/>if j == 1 {<text:line-break/> <text:s text:c="15"/>continue<text:line-break/> <text:s text:c="11"/>}<text:line-break/> <text:s text:c="11"/>fmt.Println(j)<text:line-break/> <text:s text:c="11"/>if j == 2 {<text:line-break/> <text:s text:c="15"/>break there<text:line-break/> <text:s text:c="11"/>}<text:line-break/> <text:s text:c="7"/>}<text:line-break/> <text:s text:c="3"/>}</text:p>
      <text:h text:style-name="P7" text:outline-level="3">Switch</text:h>
      <text:p text:style-name="P1"><text:s text:c="4"/>// switch statement<text:line-break/> <text:s text:c="3"/>switch operatingSystem {<text:line-break/> <text:s text:c="3"/>case "darwin":<text:line-break/> <text:s text:c="7"/>fmt.Println("Mac OS Hipster")<text:line-break/> <text:s text:c="7"/>// cases break automatically, no fallthrough by default<text:line-break/> <text:s text:c="3"/>case "linux":<text:line-break/> <text:s text:c="7"/>fmt.Println("Linux Geek")<text:line-break/> <text:s text:c="3"/>default:<text:line-break/> <text:s text:c="7"/>// Windows, BSD, ...<text:line-break/> <text:s text:c="7"/>fmt.Println("Other")<text:line-break/> <text:s text:c="3"/>}<text:line-break/><text:line-break/> <text:s text:c="3"/>// as with for and if, you can have an assignment statement before the switch value<text:line-break/> <text:s text:c="3"/>switch os := runtime.GOOS; os {<text:line-break/> <text:s text:c="3"/>case "darwin": ...<text:line-break/> <text:s text:c="3"/>}<text:line-break/><text:line-break/> <text:s text:c="3"/>// you can also make comparisons in switch cases<text:line-break/> <text:s text:c="3"/>number := 42<text:line-break/> <text:s text:c="3"/>switch {<text:line-break/> <text:s text:c="7"/>case number &lt; 42:<text:line-break/> <text:s text:c="11"/>fmt.Println("Smaller")<text:line-break/> <text:s text:c="7"/>case number == 42:<text:line-break/> <text:s text:c="11"/>fmt.Println("Equal")<text:line-break/> <text:s text:c="7"/>case number &gt; 42:<text:line-break/> <text:s text:c="11"/>fmt.Println("Greater")<text:line-break/> <text:s text:c="3"/>}<text:line-break/><text:line-break/><text:soft-page-break/> <text:s text:c="3"/>// cases can be presented in comma-separated lists<text:line-break/> <text:s text:c="3"/>var char byte = '?'<text:line-break/> <text:s text:c="3"/>switch char {<text:line-break/> <text:s text:c="7"/>case ' ', '?', '&amp;', '=', '#', '+', '%':<text:line-break/> <text:s text:c="11"/>fmt.Println("Should escape")<text:line-break/> <text:s text:c="3"/>}</text:p>
      <text:h text:style-name="P6" text:outline-level="2">Arrays, Slices, Ranges</text:h>
      <text:h text:style-name="P7" text:outline-level="3">Arrays</text:h>
      <text:p text:style-name="P1">var a [10]int // declare an int array with length 10. Array length is part of the type!<text:line-break/>a[3] = 42 <text:s text:c="4"/>// set elements<text:line-break/>i := a[3] <text:s text:c="4"/>// read elements<text:line-break/><text:line-break/>// declare and initialize<text:line-break/>var a = [2]int{1, 2}<text:line-break/>a := [2]int{1, 2} //shorthand<text:line-break/>a := [...]int{1, 2} // elipsis -&gt; Compiler figures out array length</text:p>
      <text:h text:style-name="P7" text:outline-level="3">Slices</text:h>
      <text:p text:style-name="P1">var a []int <text:s text:c="29"/>// declare a slice - similar to an array, but length is unspecified<text:line-break/>var a = []int {1, 2, 3, 4} <text:s text:c="14"/>// declare and initialize a slice (backed by the array given implicitly)<text:line-break/>a := []int{1, 2, 3, 4} <text:s text:c="18"/>// shorthand<text:line-break/>chars := []string{0:"a", 2:"c", 1: "b"} <text:s/>// ["a", "b", "c"]<text:line-break/><text:line-break/>var b = a[lo:hi] <text:s text:c="3"/>// creates a slice (view of the array) from index lo to hi-1<text:line-break/>var b = a[1:4] <text:s text:c="7"/>// slice from index 1 to 3<text:line-break/>var b = a[:3] <text:s text:c="7"/>// missing low index implies 0<text:line-break/>var b = a[3:] <text:s text:c="7"/>// missing high index implies len(a)<text:line-break/>a = <text:s/>append(a,17,3) <text:s text:c="3"/>// append items to slice a<text:line-break/>c := append(a,b...) <text:s text:c="3"/>// concatenate slices a and b<text:line-break/><text:line-break/>// create a slice with make<text:line-break/>a = make([]byte, 5, 5) <text:s text:c="3"/>// first arg length, second capacity<text:line-break/>a = make([]byte, 5) <text:s text:c="3"/>// capacity is optional<text:line-break/><text:line-break/>// create a slice from an array<text:line-break/>x := [3]string{"Ð›Ð°Ð¹ÐºÐ°", "Ð‘ÐµÐ»ÐºÐ°", "Ð¡Ñ‚Ñ€ÐµÐ»ÐºÐ°"}<text:line-break/>s := x[:] // a slice referencing the storage of x</text:p>
      <text:h text:style-name="P7" text:outline-level="3">Operations on Arrays and Slices</text:h>
      <text:p text:style-name="Normal"><text:span text:style-name="InlineCode"><text:span text:style-name="T3">len(a)</text:span></text:span><text:span text:style-name="T2"> gives you the length of an array/a slice. It's a built-in function, not a attribute/method on the array.</text:span></text:p>
      <text:p text:style-name="P1">// loop over an array/a slice<text:line-break/>for i, e := range a {<text:line-break/> <text:s text:c="3"/>// i is the index, e the element<text:line-break/>}<text:line-break/><text:line-break/>// if you only need e:<text:line-break/>for _, e := range a {<text:line-break/> <text:s text:c="3"/>// e is the element<text:line-break/>}<text:line-break/><text:line-break/>// ...and if you only need the index<text:line-break/>for i := range a {<text:line-break/>}<text:line-break/><text:line-break/>// In Go pre-1.4, you'll get a compiler error if you're not using i and e.<text:line-break/>// Go 1.4 introduced a variable-free form, so that you can do this<text:line-break/>for range time.Tick(time.Second) {<text:line-break/> <text:s text:c="3"/>// do it once a sec<text:line-break/>}<text:line-break/></text:p>
      <text:h text:style-name="P6" text:outline-level="2">Maps</text:h>
      <text:p text:style-name="P1">m := make(map[string]int)<text:line-break/>m["key"] = 42<text:line-break/>fmt.Println(m["key"])<text:line-break/><text:line-break/>delete(m, "key")<text:line-break/><text:line-break/>elem, ok := m["key"] // test if key "key" is present and retrieve it, if so<text:line-break/><text:line-break/>// map literal<text:line-break/>var m = map[string]Vertex{<text:line-break/> <text:s text:c="3"/>"Bell Labs": {40.68433, -74.39967},<text:line-break/> <text:s text:c="3"/>"Google": <text:s text:c="3"/>{37.42202, -122.08408},<text:line-break/>}<text:line-break/><text:line-break/>// iterate over map content<text:line-break/>for key, value := range m {<text:line-break/>}<text:line-break/></text:p>
      <text:h text:style-name="P6" text:outline-level="2">Structs</text:h>
      <text:p text:style-name="P2">There are no classes, only structs. Structs can have methods.</text:p>
      <text:p text:style-name="P1">// A struct is a type. It's also a collection of fields<text:line-break/><text:line-break/>// Declaration<text:line-break/>type Vertex struct {<text:line-break/> <text:s text:c="3"/>X, Y int<text:line-break/>}<text:line-break/><text:line-break/>// Creating<text:line-break/>var v = Vertex{1, 2}<text:line-break/>var v = Vertex{X: 1, Y: 2} // Creates a struct by defining values with keys<text:line-break/>var v = []Vertex{{1,2},{5,2},{5,5}} // Initialize a slice of structs<text:line-break/><text:line-break/>// Accessing members<text:line-break/>v.X = 4<text:line-break/><text:line-break/>// You can declare methods on structs. The struct you want to declare the<text:line-break/>// method on (the receiving type) comes between the the func keyword and<text:line-break/>// the method name. The struct is copied on each method call(!)<text:line-break/>func (v Vertex) Abs() float64 {<text:line-break/> <text:s text:c="3"/>return math.Sqrt(v.X*v.X + v.Y*v.Y)<text:line-break/>}<text:line-break/><text:line-break/>// Call method<text:line-break/>v.Abs()<text:line-break/><text:line-break/>// For mutating methods, you need to use a pointer (see below) to the Struct<text:line-break/>// as the type. With this, the struct value is not copied for the method call.<text:line-break/>func (v *Vertex) add(n float64) {<text:line-break/> <text:s text:c="3"/>v.X += n<text:line-break/> <text:s text:c="3"/>v.Y += n<text:line-break/>}<text:line-break/></text:p>
      <text:p text:style-name="Normal"><text:span text:style-name="T4">Anonymous structs:</text:span><text:span text:style-name="T2"><text:line-break/>Cheaper and safer than using </text:span><text:span text:style-name="InlineCode"><text:span text:style-name="T2">map[string]interface{}</text:span></text:span><text:span text:style-name="T2">.</text:span></text:p>
      <text:p text:style-name="P1">point := struct {<text:line-break/> <text:s text:c="3"/>X, Y int<text:line-break/>}{1, 2}</text:p>
      <text:h text:style-name="P6" text:outline-level="2">Pointers</text:h>
      <text:p text:style-name="P1">p := Vertex{1, 2} <text:s/>// p is a Vertex<text:line-break/>q := &amp;p <text:s text:c="11"/>// q is a pointer to a Vertex<text:line-break/>r := &amp;Vertex{1, 2} // r is also a pointer to a Vertex<text:line-break/><text:line-break/>// The type of a pointer to a Vertex is *Vertex<text:line-break/><text:line-break/>var s *Vertex = new(Vertex) // new creates a pointer to a new struct instance</text:p>
      <text:h text:style-name="P6" text:outline-level="2">Interfaces</text:h>
      <text:p text:style-name="P1">// interface declaration<text:line-break/>type Awesomizer interface {<text:line-break/> <text:s text:c="3"/>Awesomize() string<text:line-break/>}<text:line-break/><text:line-break/>// types do *not* declare to implement interfaces<text:line-break/>type Foo struct {}<text:line-break/><text:line-break/>// instead, types implicitly satisfy an interface if they implement all required methods<text:line-break/>func (foo Foo) Awesomize() string {<text:line-break/> <text:s text:c="3"/>return "Awesome!"<text:line-break/>}</text:p>
      <text:h text:style-name="P6" text:outline-level="2">Embedding</text:h>
      <text:p text:style-name="P2">There is no subclassing in Go. Instead, there is interface and struct embedding.</text:p>
      <text:p text:style-name="P1">// ReadWriter implementations must satisfy both Reader and Writer<text:line-break/>type ReadWriter interface {<text:line-break/> <text:s text:c="3"/>Reader<text:line-break/> <text:s text:c="3"/>Writer<text:line-break/>}<text:line-break/><text:line-break/>// Server exposes all the methods that Logger has<text:line-break/>type Server struct {<text:line-break/> <text:s text:c="3"/>Host string<text:line-break/> <text:s text:c="3"/>Port int<text:line-break/> <text:s text:c="3"/>*log.Logger<text:line-break/>}<text:line-break/><text:line-break/>// initialize the embedded type the usual way<text:line-break/>server := &amp;Server{"localhost", 80, log.New(...)}<text:line-break/><text:line-break/>// methods implemented on the embedded struct are passed through<text:line-break/>server.Log(...) // calls server.Logger.Log(...)<text:line-break/><text:line-break/>// the field name of the embedded type is its type name (in this case Logger)<text:line-break/>var logger *log.Logger = server.Logger</text:p>
      <text:h text:style-name="P6" text:outline-level="2">Errors</text:h>
      <text:p text:style-name="Normal"><text:span text:style-name="T1">There is no exception handling. Instead, functions that might produce an error just declare an additional return value of type </text:span><text:a xlink:type="simple" xlink:href="https://golang.org/pkg/builtin/#error" text:style-name="Internet_20_link" text:visited-style-name="Visited_20_Internet_20_Link"><text:span text:style-name="Internet_20_link"><text:span text:style-name="InlineCode"><text:span text:style-name="T2">error</text:span></text:span></text:span></text:a><text:span text:style-name="T2">. This is the </text:span><text:span text:style-name="InlineCode"><text:span text:style-name="T2">error</text:span></text:span><text:span text:style-name="T2"> interface:</text:span></text:p>
      <text:p text:style-name="P1">// The error built-in interface type is the conventional interface for representing an error condition,<text:line-break/>// with the nil value representing no error.<text:line-break/>type error interface {<text:line-break/> <text:s text:c="3"/>Error() string<text:line-break/>}</text:p>
      <text:p text:style-name="P2">Here's an example:</text:p>
      <text:p text:style-name="P1"><text:soft-page-break/>func sqrt(x float64) (float64, error) {<text:line-break/> <text:s text:c="3"/>if x &lt; 0 {<text:line-break/> <text:s text:c="7"/>return 0, errors.New("negative value")<text:line-break/> <text:s text:c="3"/>}<text:line-break/> <text:s text:c="3"/>return math.Sqrt(x), nil<text:line-break/>}<text:line-break/><text:line-break/>func main() {<text:line-break/> <text:s text:c="3"/>val, err := sqrt(-1)<text:line-break/> <text:s text:c="3"/>if err != nil {<text:line-break/> <text:s text:c="7"/>// handle error<text:line-break/> <text:s text:c="7"/>fmt.Println(err) // negative value<text:line-break/> <text:s text:c="7"/>return<text:line-break/> <text:s text:c="3"/>}<text:line-break/> <text:s text:c="3"/>// All is good, use `val`.<text:line-break/> <text:s text:c="3"/>fmt.Println(val)<text:line-break/>}</text:p>
      <text:h text:style-name="P4" text:outline-level="1">Concurrency</text:h>
      <text:h text:style-name="P6" text:outline-level="2">Goroutines</text:h>
      <text:p text:style-name="Normal"><text:span text:style-name="T2">Goroutines are lightweight threads (managed by Go, not OS threads). </text:span><text:span text:style-name="InlineCode"><text:span text:style-name="T2">go f(a, b)</text:span></text:span><text:span text:style-name="T2"> starts a new goroutine which runs </text:span><text:span text:style-name="InlineCode"><text:span text:style-name="T2">f</text:span></text:span><text:span text:style-name="T2"> (given </text:span><text:span text:style-name="InlineCode"><text:span text:style-name="T2">f</text:span></text:span><text:span text:style-name="T2"> is a function).</text:span></text:p>
      <text:p text:style-name="P1">// just a function (which can be later started as a goroutine)<text:line-break/>func doStuff(s string) {<text:line-break/>}<text:line-break/><text:line-break/>func main() {<text:line-break/> <text:s text:c="3"/>// using a named function in a goroutine<text:line-break/> <text:s text:c="3"/>go doStuff("foobar")<text:line-break/><text:line-break/> <text:s text:c="3"/>// using an anonymous inner function in a goroutine<text:line-break/> <text:s text:c="3"/>go func (x int) {<text:line-break/> <text:s text:c="7"/>// function body goes here<text:line-break/> <text:s text:c="3"/>}(42)<text:line-break/>}</text:p>
      <text:h text:style-name="P6" text:outline-level="2">Channels</text:h>
      <text:p text:style-name="P1">ch := make(chan int) // create a channel of type int<text:line-break/>ch &lt;- 42 <text:s text:c="12"/>// Send a value to the channel ch.<text:line-break/>v := &lt;-ch <text:s text:c="11"/>// Receive a value from ch<text:line-break/><text:line-break/>// Non-buffered channels block. Read blocks when no value is available, write blocks until there is a read.<text:line-break/><text:line-break/>// Create a buffered channel. Writing to a buffered channels does not block if less than &lt;buffer size&gt; unread values have been written.<text:line-break/>ch := make(chan int, 100)<text:line-break/><text:line-break/>close(ch) // closes the channel (only sender should close)<text:line-break/><text:line-break/>// read from channel and test if it has been closed<text:line-break/>v, ok := &lt;-ch<text:line-break/><text:line-break/>// if ok is false, channel has been closed<text:line-break/><text:line-break/>// Read from channel until it is closed<text:line-break/>for i := range ch {<text:line-break/> <text:s text:c="3"/>fmt.Println(i)<text:line-break/>}<text:line-break/><text:line-break/>// select blocks on multiple channel operations, if one unblocks, the corresponding case is executed<text:line-break/>func doStuff(channelOut, channelIn chan int) {<text:line-break/> <text:s text:c="3"/>select {<text:line-break/> <text:s text:c="3"/>case channelOut &lt;- 42:<text:line-break/> <text:s text:c="7"/>fmt.Println("We could write to channelOut!")<text:line-break/> <text:s text:c="3"/>case x := &lt;- channelIn:<text:line-break/> <text:s text:c="7"/>fmt.Println("We could read from channelIn")<text:line-break/> <text:s text:c="3"/>case &lt;-time.After(time.Second * 1):<text:line-break/> <text:s text:c="7"/>fmt.Println("timeout")<text:line-break/> <text:s text:c="3"/>}<text:line-break/>}</text:p>
      <text:h text:style-name="P7" text:outline-level="3">Channel Axioms</text:h>
      <text:list xml:id="list3622317433" text:style-name="LS3">
        <text:list-item>
          <text:p text:style-name="P14">A send to a nil channel blocks forever</text:p>
        </text:list-item>
      </text:list>
      <text:list xml:id="list2201042417" text:style-name="LS4">
        <text:list-item>
          <text:p text:style-name="P3">var c chan string<text:line-break/>c &lt;- "Hello, World!"<text:line-break/>// fatal error: all goroutines are asleep - deadlock!</text:p>
        </text:list-item>
      </text:list>
      <text:list xml:id="list57" text:style-name="LS3">
        <text:list-item>
          <text:p text:style-name="P14">A receive from a nil channel blocks forever</text:p>
        </text:list-item>
      </text:list>
      <text:list xml:id="list58" text:style-name="LS4">
        <text:list-item>
          <text:p text:style-name="P3">var c chan string<text:line-break/>fmt.Println(&lt;-c)<text:line-break/>// fatal error: all goroutines are asleep - deadlock!</text:p>
        </text:list-item>
      </text:list>
      <text:list xml:id="list59" text:style-name="LS3">
        <text:list-item>
          <text:p text:style-name="P14">A send to a closed channel panics</text:p>
        </text:list-item>
      </text:list>
      <text:list xml:id="list60" text:style-name="LS4">
        <text:list-item>
          <text:p text:style-name="P3">var c = make(chan string, 1)<text:line-break/>c &lt;- "Hello, World!"<text:line-break/>close(c)<text:line-break/>c &lt;- "Hello, Panic!"<text:line-break/>// panic: send on closed channel</text:p>
        </text:list-item>
      </text:list>
      <text:list xml:id="list61" text:style-name="LS3">
        <text:list-item>
          <text:p text:style-name="P14">A receive from a closed channel returns the zero value immediately</text:p>
        </text:list-item>
      </text:list>
      <text:list xml:id="list62" text:style-name="LS4">
        <text:list-item>
          <text:p text:style-name="P3">var c = make(chan int, 2)<text:line-break/>c &lt;- 1<text:line-break/>c &lt;- 2<text:line-break/>close(c)<text:line-break/>for i := 0; i &lt; 3; i++ {<text:line-break/> <text:s text:c="3"/>fmt.Printf("%d ", &lt;-c)<text:line-break/>}<text:line-break/>// 1 2 0</text:p>
        </text:list-item>
      </text:list>
      <text:h text:style-name="P6" text:outline-level="2">Printing</text:h>
      <text:p text:style-name="P1">fmt.Println("Hello, ä½ å¥½, à¤¨à¤®à¤¸à¥à¤¤à¥‡, ÐŸÑ€Ð¸Ð²ÐµÑ‚, áŽ£áá²") // basic print, plus newline<text:line-break/>p := struct { X, Y int }{ 17, 2 }<text:line-break/>fmt.Println( "My point:", p, "x coord=", p.X ) // print structs, ints, etc<text:line-break/>s := fmt.Sprintln( "My point:", p, "x coord=", p.X ) // print to string variable<text:line-break/><text:line-break/>fmt.Printf("%d hex:%x bin:%b fp:%f sci:%e",17,17,17,17.0,17.0) // c-ish format<text:line-break/>s2 := fmt.Sprintf( "%d %f", 17, 17.0 ) // formatted print to string variable<text:line-break/><text:line-break/>hellomsg := `<text:line-break/> "Hello" in Chinese is ä½ å¥½ ('Ni Hao')<text:line-break/> "Hello" in Hindi is à¤¨à¤®à¤¸à¥à¤¤à¥‡ ('Namaste')<text:line-break/>` // multi-line string literal, using back-tick at beginning and end</text:p>
      <text:h text:style-name="P6" text:outline-level="2">Reflection</text:h>
      <text:h text:style-name="P7" text:outline-level="3">Type Switch</text:h>
      <text:p text:style-name="P2">A type switch is like a regular switch statement, but the cases in a type switch specify types (not values) which are compared against the type of the value held by the given interface value.</text:p>
      <text:p text:style-name="P1">func do(i interface{}) {<text:line-break/> <text:s text:c="3"/>switch v := i.(type) {<text:line-break/> <text:s text:c="3"/>case int:<text:line-break/> <text:s text:c="7"/>fmt.Printf("Twice %v is %v\n", v, v*2)<text:line-break/> <text:s text:c="3"/>case string:<text:line-break/> <text:s text:c="7"/>fmt.Printf("%q is %v bytes long\n", v, len(v))<text:line-break/> <text:s text:c="3"/>default:<text:line-break/> <text:s text:c="7"/>fmt.Printf("I don't know about type %T!\n", v)<text:line-break/> <text:s text:c="3"/>}<text:line-break/>}<text:line-break/><text:line-break/>func main() {<text:line-break/> <text:s text:c="3"/>do(21)<text:line-break/> <text:s text:c="3"/>do("hello")<text:line-break/> <text:s text:c="3"/>do(true)<text:line-break/>}</text:p>
      <text:h text:style-name="P4" text:outline-level="1">Snippets</text:h>
      <text:h text:style-name="P6" text:outline-level="2">Files Embedding</text:h>
      <text:p text:style-name="Normal"><text:span text:style-name="T2">Go programs can embed static files using the </text:span><text:span text:style-name="InlineCode"><text:span text:style-name="T2">"embed"</text:span></text:span><text:span text:style-name="T2"> package as follows:</text:span></text:p>
      <text:p text:style-name="P1">package main<text:line-break/><text:line-break/>import (<text:line-break/> <text:s text:c="3"/>"embed"<text:line-break/> <text:s text:c="3"/>"log"<text:line-break/> <text:s text:c="3"/>"net/http"<text:line-break/>)<text:line-break/><text:line-break/>// content holds the static content (2 files) for the web server.<text:line-break/>//go:embed a.txt b.txt<text:line-break/>var content embed.FS<text:line-break/><text:line-break/>func main() {<text:line-break/> <text:s text:c="3"/>http.Handle("/", http.FileServer(http.FS(content)))<text:line-break/> <text:s text:c="3"/>log.Fatal(http.ListenAndServe(":8080", nil))<text:line-break/>}</text:p>
      <text:p text:style-name="Normal"><text:a xlink:type="simple" xlink:href="https://play.golang.org/p/pwWxdrQSrYv" text:style-name="Internet_20_link" text:visited-style-name="Visited_20_Internet_20_Link"><text:span text:style-name="Internet_20_link"><text:span text:style-name="T2">Full Playground Example</text:span></text:span></text:a></text:p>
      <text:h text:style-name="P6" text:outline-level="2">HTTP Server</text:h>
      <text:p text:style-name="P1">package main<text:line-break/><text:line-break/>import (<text:line-break/> <text:s text:c="3"/>"fmt"<text:line-break/> <text:s text:c="3"/>"net/http"<text:line-break/>)<text:line-break/><text:line-break/>// define a type for the response<text:line-break/>type Hello struct{}<text:line-break/><text:line-break/>// let that type implement the ServeHTTP method (defined in interface http.Handler)<text:line-break/>func (h Hello) ServeHTTP(w http.ResponseWriter, r *http.Request) {<text:line-break/> <text:s text:c="3"/>fmt.Fprint(w, "Hello!")<text:line-break/>}<text:line-break/><text:line-break/>func main() {<text:line-break/> <text:s text:c="3"/>var h Hello<text:line-break/> <text:s text:c="3"/>http.ListenAndServe("localhost:4000", h)<text:line-break/>}<text:line-break/><text:line-break/>// Here's the method signature of http.ServeHTTP:<text:line-break/>// type Handler interface {<text:line-break/>// <text:s text:c="4"/>ServeHTTP(w http.ResponseWriter, r *http.Request)<text:line-break/>// 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onsolas" svg:font-family="Consolas"/>
    <style:font-face style:name="Courier New" svg:font-family="'Courier New'"/>
    <style:font-face style:name="Symbol" svg:font-family="Symbol"/>
    <style:font-face style:name="Wingdings" svg:font-family="Wingding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none" style:country-asian="none" style:font-name-complex="Calibri" style:font-size-complex="11pt" style:language-complex="none" style:country-complex="none"/>
    </style:default-style>
    <style:default-style style:family="paragraph">
      <style:paragraph-properties fo:orphans="2" fo:widows="2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font-name-asian="Calibri" style:font-size-asian="11pt" style:language-asian="none" style:country-asian="none" style:font-name-complex="Calibri" style:font-size-complex="11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Normal" style:family="paragraph">
      <style:paragraph-properties fo:margin-top="0mm" fo:margin-bottom="2.82mm" loext:contextual-spacing="false" fo:orphans="2" fo:widows="2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Heading_20_1" style:display-name="Heading 1" style:family="paragraph" style:parent-style-name="Normal" style:default-outline-level="1" style:class="text">
      <style:paragraph-properties fo:margin-top="4.23mm" fo:margin-bottom="1.06mm" loext:contextual-spacing="false" fo:keep-with-next="always"/>
      <style:text-properties style:font-name="Arial" fo:font-family="Arial" fo:font-size="16pt" fo:font-weight="bold" style:letter-kerning="true" style:font-size-asian="16pt" style:font-weight-asian="bold" style:font-name-complex="Arial" style:font-family-complex="Arial" style:font-size-complex="16pt" style:font-weight-complex="bold"/>
    </style:style>
    <style:style style:name="Heading_20_2" style:display-name="Heading 2" style:family="paragraph" style:parent-style-name="Normal" style:default-outline-level="2" style:class="text">
      <style:paragraph-properties fo:margin-top="4.23mm" fo:margin-bottom="1.06mm" loext:contextual-spacing="false" fo:keep-with-next="always"/>
      <style:text-properties style:font-name="Arial" fo:font-family="Arial" fo:font-size="14pt" fo:font-style="italic" fo:font-weight="bold" style:font-size-asian="14pt" style:font-style-asian="italic" style:font-weight-asian="bold" style:font-name-complex="Arial" style:font-family-complex="Arial" style:font-size-complex="14pt" style:font-style-complex="italic" style:font-weight-complex="bold"/>
    </style:style>
    <style:style style:name="Heading_20_3" style:display-name="Heading 3" style:family="paragraph" style:parent-style-name="Normal" style:default-outline-level="3" style:class="text">
      <style:paragraph-properties fo:margin-top="4.23mm" fo:margin-bottom="1.06mm" loext:contextual-spacing="false" fo:keep-with-next="always"/>
      <style:text-properties style:font-name="Arial" fo:font-family="Arial" fo:font-size="13pt" fo:font-weight="bold" style:font-size-asian="13pt" style:font-weight-asian="bold" style:font-name-complex="Arial" style:font-family-complex="Arial" style:font-size-complex="13pt" style:font-weight-complex="bold"/>
    </style:style>
    <style:style style:name="FencedCode.go" style:family="paragraph">
      <loext:graphic-properties draw:fill="solid" draw:fill-color="#e2e2e2" draw:opacity="100%"/>
      <style:paragraph-properties fo:margin-top="0mm" fo:margin-bottom="2.82mm" loext:contextual-spacing="false" fo:background-color="#e2e2e2"/>
      <style:text-properties style:font-name="Consolas" fo:font-family="Consolas" fo:font-size="10pt" style:font-name-asian="Consolas" style:font-family-asian="Consolas" style:font-size-asian="10pt" style:font-name-complex="Consolas" style:font-family-complex="Consolas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lineCode" style:family="text">
      <style:text-properties fo:color="#c7254e" style:font-name="Consolas" fo:font-family="Consolas" fo:font-size="10pt" fo:background-color="#f9f2f4" style:font-name-asian="Consolas" style:font-family-asian="Consolas" style:font-size-asian="10pt" style:font-name-complex="Consolas" style:font-family-complex="Consolas" style:font-size-complex="10pt"/>
    </style:style>
    <style:style style:name="List2Level0" style:family="text">
      <style:text-properties style:font-name="Courier New" fo:font-family="'Courier New'"/>
    </style:style>
    <style:style style:name="List2Level1" style:family="text">
      <style:text-properties style:font-name="Courier New" fo:font-family="'Courier New'"/>
    </style:style>
    <style:style style:name="List2Level2" style:family="text">
      <style:text-properties style:font-name="Wingdings" fo:font-family="Wingdings"/>
    </style:style>
    <style:style style:name="List2Level3" style:family="text">
      <style:text-properties style:font-name="Symbol" fo:font-family="Symbol"/>
    </style:style>
    <style:style style:name="List2Level4" style:family="text">
      <style:text-properties style:font-name="Courier New" fo:font-family="'Courier New'"/>
    </style:style>
    <style:style style:name="List2Level5" style:family="text">
      <style:text-properties style:font-name="Wingdings" fo:font-family="Wingdings"/>
    </style:style>
    <style:style style:name="List2Level6" style:family="text">
      <style:text-properties style:font-name="Symbol" fo:font-family="Symbol"/>
    </style:style>
    <style:style style:name="List2Level7" style:family="text">
      <style:text-properties style:font-name="Courier New" fo:font-family="'Courier New'"/>
    </style:style>
    <style:style style:name="List2Level8" style:family="text">
      <style:text-properties style:font-name="Wingdings" fo:font-family="Wingdings"/>
    </style:style>
    <style:style style:name="List3Level0" style:family="text">
      <style:text-properties style:font-name="Courier New" fo:font-family="'Courier New'"/>
    </style:style>
    <style:style style:name="List3Level1" style:family="text">
      <style:text-properties style:font-name="Courier New" fo:font-family="'Courier New'"/>
    </style:style>
    <style:style style:name="List3Level2" style:family="text">
      <style:text-properties style:font-name="Wingdings" fo:font-family="Wingdings"/>
    </style:style>
    <style:style style:name="List3Level3" style:family="text">
      <style:text-properties style:font-name="Symbol" fo:font-family="Symbol"/>
    </style:style>
    <style:style style:name="List3Level4" style:family="text">
      <style:text-properties style:font-name="Courier New" fo:font-family="'Courier New'"/>
    </style:style>
    <style:style style:name="List3Level5" style:family="text">
      <style:text-properties style:font-name="Wingdings" fo:font-family="Wingdings"/>
    </style:style>
    <style:style style:name="List3Level6" style:family="text">
      <style:text-properties style:font-name="Symbol" fo:font-family="Symbol"/>
    </style:style>
    <style:style style:name="List3Level7" style:family="text">
      <style:text-properties style:font-name="Courier New" fo:font-family="'Courier New'"/>
    </style:style>
    <style:style style:name="List3Level8" style:family="text">
      <style:text-properties style:font-name="Wingdings" fo:font-family="Wingdings"/>
    </style:style>
    <style:style style:name="List4Level0" style:family="text">
      <style:text-properties style:font-name="Courier New" fo:font-family="'Courier New'"/>
    </style:style>
    <style:style style:name="List4Level1" style:family="text">
      <style:text-properties style:font-name="Courier New" fo:font-family="'Courier New'"/>
    </style:style>
    <style:style style:name="List4Level2" style:family="text">
      <style:text-properties style:font-name="Wingdings" fo:font-family="Wingdings"/>
    </style:style>
    <style:style style:name="List4Level3" style:family="text">
      <style:text-properties style:font-name="Symbol" fo:font-family="Symbol"/>
    </style:style>
    <style:style style:name="List4Level4" style:family="text">
      <style:text-properties style:font-name="Courier New" fo:font-family="'Courier New'"/>
    </style:style>
    <style:style style:name="List4Level5" style:family="text">
      <style:text-properties style:font-name="Wingdings" fo:font-family="Wingdings"/>
    </style:style>
    <style:style style:name="List4Level6" style:family="text">
      <style:text-properties style:font-name="Symbol" fo:font-family="Symbol"/>
    </style:style>
    <style:style style:name="List4Level7" style:family="text">
      <style:text-properties style:font-name="Courier New" fo:font-family="'Courier New'"/>
    </style:style>
    <style:style style:name="List4Level8" style:family="text">
      <style:text-properties style:font-name="Wingdings" fo:font-family="Wingdings"/>
    </style:style>
    <style:style style:name="List1Level0" style:family="text">
      <style:text-properties fo:font-size="8pt" style:font-size-asian="7pt" style:font-size-complex="8pt"/>
    </style:style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1Level1" style:num-format="1">
        <style:list-level-properties/>
      </text:list-level-style-number>
      <text:list-level-style-number text:level="3" text:style-name="List1Level2" style:num-format="1">
        <style:list-level-properties/>
      </text:list-level-style-number>
      <text:list-level-style-number text:level="4" text:style-name="List1Level3" style:num-format="1">
        <style:list-level-properties/>
      </text:list-level-style-number>
      <text:list-level-style-number text:level="5" text:style-name="List1Level4" style:num-format="1">
        <style:list-level-properties/>
      </text:list-level-style-number>
      <text:list-level-style-number text:level="6" text:style-name="List1Level5" style:num-format="1">
        <style:list-level-properties/>
      </text:list-level-style-number>
      <text:list-level-style-number text:level="7" text:style-name="List1Level6" style:num-format="1">
        <style:list-level-properties/>
      </text:list-level-style-number>
      <text:list-level-style-number text:level="8" text:style-name="List1Level7" style:num-format="1">
        <style:list-level-properties/>
      </text:list-level-style-number>
      <text:list-level-style-number text:level="9" text:style-name="List1Level8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S2">
      <text:list-level-style-bullet text:level="1" text:style-name="List2Level0" text:bullet-char="*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Courier New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S3">
      <text:list-level-style-bullet text:level="1" text:style-name="List3Level0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Courier New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S4">
      <text:list-level-style-bullet text:level="1" text:style-name="List4Level0" text:bullet-char=" 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Courier New"/>
      </text:list-level-style-bullet>
      <text:list-level-style-bullet text:level="2" text:style-name="List4Level1" text:bullet-char=" 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Courier New"/>
      </text:list-level-style-bullet>
      <text:list-level-style-bullet text:level="3" text:style-name="List4Level2" text:bullet-char=" 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4Level3" text:bullet-char=" 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4Level4" text:bullet-char=" 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Courier New"/>
      </text:list-level-style-bullet>
      <text:list-level-style-bullet text:level="6" text:style-name="List4Level5" text:bullet-char=" 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4Level6" text:bullet-char=" 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4Level7" text:bullet-char=" 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style:font-name="Courier New"/>
      </text:list-level-style-bullet>
      <text:list-level-style-bullet text:level="9" text:style-name="List4Level8" text:bullet-char=" 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meta:initial-creator/>
    <meta:editing-cycles>2</meta:editing-cycles>
    <dc:date>2022-04-04T22:15:58.513429821</dc:date>
    <meta:editing-duration>PT1M16S</meta:editing-duration>
    <meta:document-statistic meta:table-count="4" meta:image-count="0" meta:object-count="0" meta:page-count="4" meta:paragraph-count="159" meta:word-count="2707" meta:character-count="16093" meta:non-whitespace-character-count="12284"/>
  </office:meta>
</office:document-meta>
</file>